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01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0.565cm" svg:height="0.565cm" svg:x="8.596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3.3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.6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.4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3.2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3.7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.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.4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.5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" draw:text-style-name="P2" draw:layer="layout" svg:width="0.565cm" svg:height="0.565cm" svg:x="8.596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8.22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6.48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7.28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8.13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8.60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5.97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7.28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6.39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" draw:text-style-name="P2" draw:layer="layout" svg:width="0.565cm" svg:height="0.565cm" svg:x="8.596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13.0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1.35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12.15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3.00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13.47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0.8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12.15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1.26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" draw:text-style-name="P2" draw:layer="layout" svg:width="0.565cm" svg:height="0.565cm" svg:x="8.596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17.97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6.22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17.02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17.87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18.34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15.71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17.02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16.13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" draw:text-style-name="P2" draw:layer="layout" svg:width="0.565cm" svg:height="0.565cm" svg:x="8.596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22.84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1.099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1.899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2.746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23.216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20.581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1.899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21.005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" draw:text-style-name="P2" draw:layer="layout" svg:width="0.565cm" svg:height="0.565cm" svg:x="8.596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337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6.619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655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7.702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9.019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8.596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3.779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52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1.802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38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2.885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4.202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3.779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3.412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3.412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153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.435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471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2.518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835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3.412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2" draw:layer="layout" svg:width="0.565cm" svg:height="0.565cm" svg:x="18.912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5cm" svg:height="0.565cm" svg:x="18.912cm" svg:y="27.65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5.918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653cm" svg:y="26.718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6.935cm" svg:y="27.565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7.971cm" svg:y="28.035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draw:layer="layout" svg:width="0.564cm" svg:height="0.565cm" svg:x="18.018cm" svg:y="25.4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9.335cm" svg:y="26.71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565cm" svg:height="0.564cm" svg:x="18.912cm" svg:y="25.824cm">
              <text:p text:style-name="P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Fornari</meta:initial-creator>
    <meta:creation-date>2020-01-05T12:18:17.560795170</meta:creation-date>
    <dc:date>2020-01-05T12:30:57.652453099</dc:date>
    <dc:creator>Stefano Fornari</dc:creator>
    <meta:editing-duration>PT12M42S</meta:editing-duration>
    <meta:editing-cycles>2</meta:editing-cycles>
    <meta:generator>LibreOffice/6.0.7.3$Linux_X86_64 LibreOffice_project/00m0$Build-3</meta:generator>
    <meta:document-statistic meta:object-count="318"/>
  </office:meta>
</office:document-meta>
</file>